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888" calcext:value-type="float">
            <text:p>101.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9344" calcext:value-type="float">
            <text:p>100.6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448" calcext:value-type="float">
            <text:p>99.2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5144" calcext:value-type="float">
            <text:p>93.7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5216" calcext:value-type="float">
            <text:p>92.0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1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0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0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8902</text:p>
          </table:table-cell>
          <table:table-cell office:value-type="string" calcext:value-type="string">
            <text:p>199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